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6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233.46pt"/>
    </style:style>
    <style:style style:name="co4" style:family="table-column">
      <style:table-column-properties fo:break-before="auto" style:column-width="173.25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191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21pt" fo:break-before="auto" style:use-optimal-row-height="true"/>
    </style:style>
    <style:style style:name="ro3" style:family="table-row">
      <style:table-row-properties style:row-height="117.61pt" fo:break-before="auto" style:use-optimal-row-height="true"/>
    </style:style>
    <style:style style:name="ro4" style:family="table-row">
      <style:table-row-properties style:row-height="46.2pt" fo:break-before="auto" style:use-optimal-row-height="true"/>
    </style:style>
    <style:style style:name="ro5" style:family="table-row">
      <style:table-row-properties style:row-height="18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/>
          <table:table-cell table:style-name="ce1" office:value-type="string" calcext:value-type="string">
            <text:p>LV3</text:p>
          </table:table-cell>
          <table:table-cell table:style-name="ce1" office:value-type="string" calcext:value-type="string">
            <text:p>LV4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도구</text:p>
          </table:table-cell>
          <table:table-cell table:style-name="ce4" office:value-type="string" calcext:value-type="string">
            <text:p>sql excel tableau 도구 활용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1" office:value-type="string" calcext:value-type="string">
            <text:p>예시</text:p>
          </table:table-cell>
          <table:table-cell table:style-name="ce5" office:value-type="string" calcext:value-type="string">
            <text:p>"새 보험료 A,B테스트 순대여매출과 공헌이익을 뽑아보니 B안에서 순대여매출이 1%, 총매출이 3%, 공헌이익이 5% 높았습니다. 그 결과를 시각화한 자료와 문서.</text:p>
            <text:p/>
            <text:p><text:span text:style-name="T1">linear 모델과 LGBM 모델을 이용해 타다의 시간대별 수요예측모델 만들어봤음. RMSE는 2.7%p입니다.</text:span></text:p>
          </table:table-cell>
          <table:table-cell table:style-name="ce2" office:value-type="string" calcext:value-type="string">
            <text:p>~p-value확인해보니~</text:p>
            <text:p>비용을 ~억 아낄 수 있고 만족도를 ~ 올릴 수 있음</text:p>
          </table:table-cell>
          <table:table-cell table:style-name="ce2" office:value-type="string" calcext:value-type="string">
            <text:p>가격민감도가 ~ 2배이상 높다~</text:p>
            <text:p>테스트해보겠다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스킬</text:p>
          </table:table-cell>
          <table:table-cell table:style-name="ce5" office:value-type="string" calcext:value-type="string">
            <text:p>머신러닝 지식, 머신러닝 도구 이용해서 모델</text:p>
          </table:table-cell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1" office:value-type="string" calcext:value-type="string">
            <text:p>기대</text:p>
          </table:table-cell>
          <table:table-cell table:style-name="ce2"/>
          <table:table-cell table:style-name="ce2" office:value-type="string" calcext:value-type="string">
            <text:p>실질적 성과를 만든다.</text:p>
            <text:p>지연요소 제거</text:p>
            <text:p>전략적 재무적 성과필요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차이</text:p>
          </table:table-cell>
          <table:table-cell table:style-name="ce2"/>
          <table:table-cell table:style-name="ce2" office:value-type="string" calcext:value-type="string">
            <text:p>문제해결력</text:p>
          </table:table-cell>
          <table:table-cell table:style-name="ce2" office:value-type="string" calcext:value-type="string">
            <text:p>문제발견 및 해결/정의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데이터도구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인프라도구</text:p>
          </table:table-cell>
          <table:table-cell table:style-name="ce6" office:value-type="string" calcext:value-type="string">
            <text:p>인프라관리 모니터링, 배포, 테스팅, 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프로그래밍</text:p>
          </table:table-cell>
          <table:table-cell office:value-type="string" calcext:value-type="string">
            <text:p>1개이상 프로그래밍 언어에 매우 익숙, 자료구조, 알고리즘, 컴퓨터구조, 네트워크 등의 기초 지식 잘 앎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새 보험료 연령별 ~ 테라폼을 이용해서 배포. 모니터링 하니 문제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7:52:56.893137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40:39.528734593</meta:creation-date>
    <dc:date>2019-02-27T09:51:30.530178382</dc:date>
    <meta:editing-duration>PT6H42M22S</meta:editing-duration>
    <meta:editing-cycles>4</meta:editing-cycles>
    <meta:generator>LibreOffice/6.0.7.3$Linux_X86_64 LibreOffice_project/00m0$Build-3</meta:generator>
    <meta:document-statistic meta:table-count="2" meta:cell-count="21" meta:object-count="0"/>
  </office:meta>
</office:document-meta>
</file>